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2170" officeooo:paragraph-rsid="000a217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2170" officeooo:paragraph-rsid="000a2170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Element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02:21.232781002</meta:creation-date>
    <dc:date>2017-09-25T14:03:56.314735108</dc:date>
    <meta:editing-duration>PT1M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